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5"/>
    <style:style style:name="ce3" style:family="table-cell" style:parent-style-name="Default" style:data-style-name="N4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35479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f</text:p>
          </table:table-cell>
          <table:table-cell office:value-type="string" table:style-name="ce1">
            <text:p>r</text:p>
          </table:table-cell>
          <table:table-cell office:value-type="string" table:style-name="ce1">
            <text:p>C</text:p>
          </table:table-cell>
          <table:table-cell table:number-columns-repeated="16381"/>
        </table:table-row>
        <table:table-row table:style-name="ro1">
          <table:table-cell office:value-type="float" office:value="31250" table:style-name="ce1">
            <text:p>31250</text:p>
          </table:table-cell>
          <table:table-cell office:value-type="float" office:value="220" table:style-name="ce1">
            <text:p>220</text:p>
          </table:table-cell>
          <table:table-cell office:value-type="float" office:value="2E-8" table:style-name="ce2">
            <text:p>2,00E-0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=</text:p>
          </table:table-cell>
          <table:table-cell office:value-type="float" office:value="2.3149809904275686E-8" table:formula="of:=1/(2*PI()*[.A2]*[.B2])" table:style-name="ce1">
            <text:p>2,31498E-0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c=</text:p>
          </table:table-cell>
          <table:table-cell office:value-type="float" office:value="36171.577975430751" table:formula="of:=1/(2*PI()*[.B2]*[.C2])" table:style-name="ce1">
            <text:p>36171,5779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Xc=</text:p>
          </table:table-cell>
          <table:table-cell office:value-type="float" office:value="254.64790894703253" table:formula="of:=1/(2*PI()*[.A2]*[.C2])" table:style-name="ce3">
            <text:p>254,65</text:p>
          </table:table-cell>
          <table:table-cell table:number-columns-repeated="16382" table:style-name="ce1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430</meta:generator>
    <meta:initial-creator>Edson Rodrigues</meta:initial-creator>
    <dc:creator>Edson Rodrigues</dc:creator>
    <meta:creation-date>2021-07-19T22:40:42Z</meta:creation-date>
    <dc:date>2021-10-28T16:07:37Z</dc:date>
  </office:meta>
</office:document-meta>
</file>